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 fo:background-color="#FFFF00"/>
    </style:style>
    <style:style style:name="P6" style:parent-style-name="Normal" style:family="paragraph">
      <style:text-properties fo:color="#000000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Normal" style:family="paragraph">
      <style:text-properties fo:font-weight="bold" style:font-weight-asian="bold" style:font-weight-complex="bold" fo:color="#000000"/>
    </style:style>
    <style:style style:name="T20" style:parent-style-name="Policepardéfaut" style:family="text">
      <style:text-properties fo:font-weight="bold" style:font-weight-asian="bold" style:font-weight-complex="bold" fo:color="#000000"/>
    </style:style>
    <style:style style:name="T21" style:parent-style-name="Policepardéfaut" style:family="text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Fonction.php :<text:s/></text:p>
      <text:p text:style-name="Normal">-<text:s/><text:span text:style-name="T2">Ajouter un utilisateur dans la liste des eleves ;</text:span></text:p>
      <text:p text:style-name="Normal">- Afficher les infos élèves dans la page InfoEleve.php ;</text:p>
      <text:p text:style-name="Normal">- Affichage des élèves trier par classe dans la page listeEleve.php ;</text:p>
      <text:p text:style-name="Normal">- Affichage des élèves trier ordre<text:s/>alphabétique dans chaque classe dans la page modifClasse.php.</text:p>
      <text:p text:style-name="Normal"/>
      <text:p text:style-name="Normal">listeEleve.php : Une page avec la liste des élèves classé par classe et par ordre alphabétique</text:p>
      <text:p text:style-name="Normal">modifClasse.php : Une page avec la liste des classes et les élèves qui la compose quand une classe<text:s/>est sélectionné pour y appliquer des modifs (supprEleve, infoEleve)</text:p>
      <text:p text:style-name="Normal">InfoEleve.php : Une page info élève, regroupant leurs infos personnelles et la possibilité de les modifier, sous forme de "Card"</text:p>
      <text:p text:style-name="Normal"/>
      <text:p text:style-name="Normal">Prochaine fois :<text:s/></text:p>
      <text:p text:style-name="Normal">- Assigner une classe a un élève qui est<text:s/><text:span text:style-name="T3">créer lors de son inscription car il est créé sans classe prédéfinis.</text:span></text:p>
      <text:p text:style-name="Normal"><text:span text:style-name="T4">-<text:s/></text:span><text:span text:style-name="T5">Insertion des notes et affichage des notes dans la page infoEleve</text:span></text:p>
      <text:p text:style-name="P6">- Insertion des devoirs et affichage des devoirs.</text:p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Normal">Compte rendu : 19/03/2021</text:p>
      <text:p text:style-name="Normal">Fonction :<text:s/></text:p>
      <text:list text:style-name="LFO1" text:continue-numbering="true">
        <text:list-item>
          <text:p text:style-name="P13">InsertionNote : insertion de la note de l’eleve avec la matiere et le nom du devoir ;</text:p>
        </text:list-item>
      </text:list>
      <text:p text:style-name="Normal">Mise en page :</text:p>
      <text:list text:style-name="LFO1" text:continue-numbering="true">
        <text:list-item>
          <text:p text:style-name="P14">Mise en page de l’insertion de la note dans la session professeur ;</text:p>
        </text:list-item>
        <text:list-item>
          <text:p text:style-name="P15">Mise en page des infos des élève avec toutes ses notes trier par matiere ;</text:p>
        </text:list-item>
        <text:list-item>
          <text:p text:style-name="P16">Mise en page pour l’ajout devoirs ;</text:p>
        </text:list-item>
      </text:list>
      <text:p text:style-name="Normal">Traitements :</text:p>
      <text:list text:style-name="LFO1" text:continue-numbering="true">
        <text:list-item>
          <text:p text:style-name="P17">Traitement pour la fonction InsertionNote ;</text:p>
        </text:list-item>
        <text:list-item>
          <text:p text:style-name="P18">Traitement pour la fonction InsertionDevoir ;</text:p>
        </text:list-item>
      </text:list>
      <text:p text:style-name="Normal"/>
      <text:p text:style-name="P19">A demander au professeur :</text:p>
      <text:p text:style-name="Normal"><text:span text:style-name="T20">Page infoEleve :</text:span><text:span text:style-name="T21"><text:line-break/>Retirer un foreach mais rajouter quelque ligne de cod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6pt" style:font-size-asian="16pt" style:font-size-complex="16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CARNEIRO</meta:initial-creator>
    <dc:creator>David CARNEIRO</dc:creator>
    <meta:creation-date>2021-03-05T11:29:00Z</meta:creation-date>
    <dc:date>2021-03-19T12:45:00Z</dc:date>
    <meta:template xlink:href="Normal.dotm" xlink:type="simple"/>
    <meta:editing-cycles>4</meta:editing-cycles>
    <meta:editing-duration>PT27240S</meta:editing-duration>
    <meta:document-statistic meta:page-count="2" meta:paragraph-count="2" meta:word-count="224" meta:character-count="1458" meta:row-count="10" meta:non-whitespace-character-count="1236"/>
  </office:meta>
</office:document-meta>
</file>